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5cm" svg:height="1.5cm" svg:x="7cm" svg:y="4.5cm">
          <text:p text:style-name="P1"><text:span text:style-name="T1"/></text:p>
          <text:p text:style-name="P1"><text:span text:style-name="T1">next</text:span></text:p>
        </draw:rect>
        <draw:line draw:style-name="gr2" draw:text-style-name="P3" draw:layer="layout" svg:x1="8.5cm" svg:y1="7cm" svg:x2="10cm" svg:y2="7cm">
          <text:p/>
        </draw:line>
        <draw:rect draw:style-name="gr1" draw:text-style-name="P2" draw:layer="layout" svg:width="1.5cm" svg:height="1.5cm" svg:x="7cm" svg:y="6cm">
          <text:p text:style-name="P1"><text:span text:style-name="T1"/></text:p>
          <text:p text:style-name="P1"><text:span text:style-name="T1">next</text:span></text:p>
        </draw:rect>
        <draw:rect draw:style-name="gr1" draw:text-style-name="P2" draw:layer="layout" svg:width="1.5cm" svg:height="1.5cm" svg:x="7cm" svg:y="7.5cm">
          <text:p text:style-name="P1"><text:span text:style-name="T1"/></text:p>
          <text:p text:style-name="P1"><text:span text:style-name="T1">next</text:span></text:p>
        </draw:rect>
        <draw:rect draw:style-name="gr1" draw:text-style-name="P2" draw:layer="layout" svg:width="1.5cm" svg:height="1.5cm" svg:x="7cm" svg:y="9cm">
          <text:p text:style-name="P1"><text:span text:style-name="T1"/></text:p>
          <text:p text:style-name="P1"><text:span text:style-name="T1">next</text:span></text:p>
        </draw:rect>
        <draw:rect draw:style-name="gr1" draw:text-style-name="P2" draw:layer="layout" svg:width="1.5cm" svg:height="1.5cm" svg:x="10cm" svg:y="6cm">
          <text:p text:style-name="P1"><text:span text:style-name="T1"/></text:p>
          <text:p text:style-name="P1"><text:span text:style-name="T1">next</text:span></text:p>
        </draw:rect>
        <draw:frame draw:style-name="gr3" draw:text-style-name="P4" draw:layer="layout" svg:width="2.936cm" svg:height="0.725cm" svg:x="2cm" svg:y="4cm">
          <draw:text-box>
            <text:p text:style-name="P4">phiFunction1</text:p>
          </draw:text-box>
        </draw:frame>
        <draw:frame draw:style-name="gr3" draw:text-style-name="P4" draw:layer="layout" svg:width="2.936cm" svg:height="0.725cm" svg:x="2cm" svg:y="5.775cm">
          <draw:text-box>
            <text:p text:style-name="P4">phiFunction2</text:p>
          </draw:text-box>
        </draw:frame>
        <draw:frame draw:style-name="gr3" draw:text-style-name="P4" draw:layer="layout" svg:width="2.936cm" svg:height="0.725cm" svg:x="2cm" svg:y="7.5cm">
          <draw:text-box>
            <text:p text:style-name="P4">phiFunction3</text:p>
          </draw:text-box>
        </draw:frame>
        <draw:path draw:style-name="gr4" draw:text-style-name="P3" draw:layer="layout" svg:width="2.881cm" svg:height="0.312cm" draw:transform="skewX (-0.221656815003238) rotate (-0.896226570900106) translate (5.20028070713757cm 4.24956124114464cm)" svg:viewBox="0 0 2882 313" svg:d="m0 313c2561-1 2882-313 2882-313">
          <text:p/>
        </draw:path>
        <draw:path draw:style-name="gr4" draw:text-style-name="P3" draw:layer="layout" svg:width="2.122cm" svg:height="0.211cm" draw:transform="skewX (0.453262006742842) rotate (-0.558679893564466) translate (5.20010455567732cm 5.87486365149987cm)" svg:viewBox="0 0 2123 212" svg:d="m0 212c1887 0 2123-212 2123-212">
          <text:p/>
        </draw:path>
        <draw:path draw:style-name="gr4" draw:text-style-name="P3" draw:layer="layout" svg:width="13.116cm" svg:height="5.54cm" draw:transform="skewX (-1.16081848550121) rotate (-1.36572013968649) translate (7.82873693381064cm -5.34259242577598cm)" svg:viewBox="0 0 13117 5541" svg:d="m0 5541c10550-1668 13117-5541 13117-554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3-29T17:16:08.51</meta:creation-date>
    <dc:date>2011-09-16T10:13:40.40</dc:date>
    <dc:creator>Urs Graf</dc:creator>
    <meta:editing-duration>PT00H07M20S</meta:editing-duration>
    <meta:editing-cycles>1</meta:editing-cycles>
    <meta:generator>OpenOffice.org/3.2$Win32 OpenOffice.org_project/330m20$Build-9567</meta:generator>
    <meta:document-statistic meta:object-count="12"/>
  </office:meta>
</office:document-meta>
</file>